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5.302cm" fo:margin-left="-0.058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2.A" style:family="table-column">
      <style:table-column-properties style:column-width="1.997cm"/>
    </style:style>
    <style:style style:name="Tabela2.B" style:family="table-column">
      <style:table-column-properties style:column-width="2.501cm"/>
    </style:style>
    <style:style style:name="Tabela2.C" style:family="table-column">
      <style:table-column-properties style:column-width="3.607cm"/>
    </style:style>
    <style:style style:name="Tabela2.D" style:family="table-column">
      <style:table-column-properties style:column-width="7.197cm"/>
    </style:style>
    <style:style style:name="Tabela2.1" style:family="table-row">
      <style:table-row-properties style:min-row-height="0.665cm" fo:keep-together="auto"/>
    </style:style>
    <style:style style:name="Tabela2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2" style:family="table-row">
      <style:table-row-properties style:min-row-height="0.499cm" fo:keep-together="auto"/>
    </style:style>
    <style:style style:name="Tabela2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D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3" style:family="table-row">
      <style:table-row-properties style:min-row-height="0.6cm" fo:keep-together="auto"/>
    </style:style>
    <style:style style:name="Tabela2.B3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" style:family="table">
      <style:table-properties style:width="17cm" table:align="left"/>
    </style:style>
    <style:style style:name="Tabela1.A" style:family="table-column">
      <style:table-column-properties style:column-width="3.524cm"/>
    </style:style>
    <style:style style:name="Tabela1.B" style:family="table-column">
      <style:table-column-properties style:column-width="3.078cm"/>
    </style:style>
    <style:style style:name="Tabela1.C" style:family="table-column">
      <style:table-column-properties style:column-width="10.398cm"/>
    </style:style>
    <style:style style:name="Tabela1.A1" style:family="table-cell">
      <style:table-cell-properties style:vertical-align="middle" fo:padding="0.049cm" fo:border-left="0.75pt solid #808080" fo:border-right="none" fo:border-top="0.75pt solid #808080" fo:border-bottom="0.05pt solid #808080"/>
    </style:style>
    <style:style style:name="Tabela1.B1" style:family="table-cell">
      <style:table-cell-properties style:vertical-align="middle" fo:padding="0.049cm" fo:border-left="0.05pt solid #808080" fo:border-right="none" fo:border-top="0.75pt solid #808080" fo:border-bottom="0.05pt solid #808080"/>
    </style:style>
    <style:style style:name="Tabela1.C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ela1.A2" style:family="table-cell">
      <style:table-cell-properties style:vertical-align="middle" fo:padding="0.049cm" fo:border-left="0.75pt solid #808080" fo:border-right="none" fo:border-top="none" fo:border-bottom="0.05pt solid #808080"/>
    </style:style>
    <style:style style:name="Tabela1.B2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ela1.C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ela1.A3" style:family="table-cell">
      <style:table-cell-properties style:vertical-align="middle" fo:padding="0.049cm" fo:border-left="0.75pt solid #808080" fo:border-right="none" fo:border-top="none" fo:border-bottom="0.75pt solid #808080"/>
    </style:style>
    <style:style style:name="Tabela1.B3" style:family="table-cell">
      <style:table-cell-properties style:vertical-align="middle" fo:padding="0.049cm" fo:border-left="0.05pt solid #808080" fo:border-right="none" fo:border-top="none" fo:border-bottom="0.75pt solid #808080"/>
    </style:style>
    <style:style style:name="Tabela1.C3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P1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2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b2f56"/>
    </style:style>
    <style:style style:name="P3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4" style:family="paragraph" style:parent-style-name="Table_20_Contents">
      <loext:graphic-properties draw:fill="none"/>
      <style:paragraph-properties fo:margin-left="1cm" fo:margin-right="0cm" fo:margin-top="0cm" fo:margin-bottom="0.499cm" loext:contextual-spacing="false" fo:line-height="115%" fo:text-align="center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5" style:family="paragraph" style:parent-style-name="Text_20_body">
      <style:paragraph-properties fo:line-height="115%" fo:text-align="justify" style:justify-single-word="false"/>
      <style:text-properties officeooo:paragraph-rsid="001a4190"/>
    </style:style>
    <style:style style:name="P6" style:family="paragraph" style:parent-style-name="Versõe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b1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Versõe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18e" officeooo:paragraph-rsid="001fb1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Versõe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b1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Versõe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18e" officeooo:paragraph-rsid="001fb1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Heading">
      <style:text-properties officeooo:rsid="002822c8" officeooo:paragraph-rsid="002822c8"/>
    </style:style>
    <style:style style:name="P11" style:family="paragraph" style:parent-style-name="Heading_20_3">
      <style:text-properties officeooo:paragraph-rsid="002822c8"/>
    </style:style>
    <style:style style:name="P12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fb18e"/>
    </style:style>
    <style:style style:name="P13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14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15" style:family="paragraph" style:parent-style-name="Heading_20_3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18401c"/>
    </style:style>
    <style:style style:name="P16" style:family="paragraph" style:parent-style-name="Text_20_body" style:list-style-name="L1">
      <style:paragraph-properties fo:line-height="115%" fo:text-align="justify" style:justify-single-word="false"/>
      <style:text-properties style:use-window-font-color="true" style:text-underline-style="none" officeooo:paragraph-rsid="0018401c"/>
    </style:style>
    <style:style style:name="P17" style:family="paragraph" style:parent-style-name="Text_20_body">
      <style:paragraph-properties fo:line-height="115%" fo:text-align="justify" style:justify-single-word="false"/>
      <style:text-properties style:font-name="Liberation Serif" officeooo:paragraph-rsid="002822c8"/>
    </style:style>
    <style:style style:name="P18" style:family="paragraph" style:parent-style-name="Text_20_body" style:list-style-name="L1">
      <style:paragraph-properties fo:margin-top="0cm" fo:margin-bottom="0cm" loext:contextual-spacing="false" fo:line-height="115%" fo:text-align="justify" style:justify-single-word="false"/>
      <style:text-properties style:use-window-font-color="true" style:text-underline-style="none" officeooo:paragraph-rsid="0018401c"/>
    </style:style>
    <style:style style:name="P19" style:family="paragraph" style:parent-style-name="Text_20_body" style:list-style-name="L2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0" style:family="paragraph" style:parent-style-name="Text_20_body" style:list-style-name="L4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1" style:family="paragraph" style:parent-style-name="Text_20_body" style:list-style-name="L6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2" style:family="paragraph" style:parent-style-name="Text_20_body" style:list-style-name="L7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3" style:family="paragraph" style:parent-style-name="Text_20_body" style:list-style-name="L8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4" style:family="paragraph" style:parent-style-name="Text_20_body" style:list-style-name="L9">
      <loext:graphic-properties draw:fill="none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293691"/>
    </style:style>
    <style:style style:name="P25" style:family="paragraph" style:parent-style-name="Text_20_body" style:list-style-name="L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6" style:family="paragraph" style:parent-style-name="Text_20_body" style:list-style-name="L5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7" style:family="paragraph" style:parent-style-name="Text_20_body" style:list-style-name="L6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8" style:family="paragraph" style:parent-style-name="Text_20_body" style:list-style-name="L8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9" style:family="paragraph" style:parent-style-name="Text_20_body" style:list-style-name="L9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font-name="Liberation Serif" style:text-underline-style="none" officeooo:paragraph-rsid="00293691"/>
    </style:style>
    <style:style style:name="P30" style:family="paragraph" style:parent-style-name="Text_20_body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293691"/>
    </style:style>
    <style:style style:name="P31" style:family="paragraph" style:parent-style-name="Heading_20_2">
      <style:paragraph-properties fo:line-height="115%" fo:text-align="justify" style:justify-single-word="false"/>
      <style:text-properties officeooo:paragraph-rsid="0018401c"/>
    </style:style>
    <style:style style:name="P32" style:family="paragraph" style:parent-style-name="Versõe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2c8" officeooo:paragraph-rsid="002822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Versõe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2c8" officeooo:paragraph-rsid="002822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Heading_20_1">
      <style:paragraph-properties fo:line-height="115%" fo:text-align="justify" style:justify-single-word="false"/>
      <style:text-properties officeooo:paragraph-rsid="0018401c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 style:text-underline-style="none" officeooo:rsid="000fb311"/>
    </style:style>
    <style:style style:name="T3" style:family="text">
      <style:text-properties style:use-window-font-color="true" style:text-underline-style="none" officeooo:rsid="001b2f56"/>
    </style:style>
    <style:style style:name="T4" style:family="text">
      <style:text-properties style:use-window-font-color="true" style:text-underline-style="none" officeooo:rsid="001fb18e"/>
    </style:style>
    <style:style style:name="T5" style:family="text">
      <style:text-properties officeooo:rsid="001d2f1d"/>
    </style:style>
    <style:style style:name="T6" style:family="text">
      <style:text-properties fo:font-style="italic" officeooo:rsid="001d2f1d" style:font-style-asian="italic" style:font-style-complex="italic"/>
    </style:style>
    <style:style style:name="T7" style:family="text">
      <style:text-properties fo:font-style="italic" style:font-style-asian="italic" style:font-name-complex="Arial"/>
    </style:style>
    <style:style style:name="T8" style:family="text">
      <style:text-properties officeooo:rsid="002822c8"/>
    </style:style>
    <style:style style:name="T9" style:family="text">
      <style:text-properties fo:font-weight="bold" style:font-weight-asian="bold" style:font-name-complex="Arial"/>
    </style:style>
    <style:style style:name="T10" style:family="text">
      <style:text-properties style:font-name-complex="Arial"/>
    </style:style>
    <style:style style:name="T11" style:family="text">
      <style:text-properties officeooo:rsid="00293691"/>
    </style:style>
    <style:style style:name="T12" style:family="text">
      <style:text-properties fo:font-weight="normal" officeooo:rsid="00293691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<text:span text:style-name="Strong_20_Emphasis"><text:span text:style-name="T1">Planejamento</text:span></text:span></text:h>
      <text:h text:style-name="P31" text:outline-level="2"><text:span text:style-name="T2">1</text:span><text:span text:style-name="T1">.1</text:span><text:span text:style-name="Strong_20_Emphasis"><text:span text:style-name="T1">Visão Geral</text:span></text:span></text:h>
      <text:p text:style-name="P5"><text:span text:style-name="T1"><text:tab/>O planejamento do projeto refina os objetivos do projeto e planeja o trabalho necessário para alcançá-los. </text:span><text:span text:style-name="T4">O gerente é responsável por desenvolver o plano de projeto e seus planos complementares. A fase do planejamento definirá mais precisamente o escopo, o custo e o prazo do projeto, estabelecerá a organização do trabalho e fornecerá uma estrutura para revisão e controle do projeto. Mudanças significativas que venham a ocorrer durante os processos de execução e controle demandarão atividades do processo de planejamento.</text:span></text:p>
      <text:h text:style-name="P31" text:outline-level="2"><text:span text:style-name="T2">1</text:span><text:span text:style-name="T1">.2</text:span><text:span text:style-name="Strong_20_Emphasis"><text:span text:style-name="T1">Pré-requisitos</text:span></text:span></text:h>
      <text:list xml:id="list5824840438174337588" text:style-name="L1">
        <text:list-item>
          <text:p text:style-name="P18">Solicitação do projeto aprovada; </text:p>
        </text:list-item>
        <text:list-item>
          <text:p text:style-name="P16">Gerente de projeto definido. </text:p>
        </text:list-item>
      </text:list>
      <text:h text:style-name="P31" text:outline-level="2" text:is-list-header="true"><text:span text:style-name="T2">1</text:span><text:span text:style-name="T1">.4</text:span><text:span text:style-name="Strong_20_Emphasis"><text:span text:style-name="T1">Atividades</text:span></text:span>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6">Controle de Versões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6">Versão</text:p>
          </table:table-cell>
          <table:table-cell table:style-name="Tabela2.B2" office:value-type="string">
            <text:p text:style-name="P8">Data</text:p>
          </table:table-cell>
          <table:table-cell table:style-name="Tabela2.B2" office:value-type="string">
            <text:p text:style-name="P8">Autor</text:p>
          </table:table-cell>
          <table:table-cell table:style-name="Tabela2.D2" office:value-type="string">
            <text:p text:style-name="P8">Notas da Revisão</text:p>
          </table:table-cell>
        </table:table-row>
        <table:table-row table:style-name="Tabela2.3">
          <table:table-cell table:style-name="Tabela2.A2" office:value-type="string">
            <text:p text:style-name="P7">1.0</text:p>
          </table:table-cell>
          <table:table-cell table:style-name="Tabela2.B3" office:value-type="string">
            <text:p text:style-name="P9">31/08/2016</text:p>
          </table:table-cell>
          <table:table-cell table:style-name="Tabela2.B3" office:value-type="string">
            <text:p text:style-name="P9">Noemi Pereira Scherer</text:p>
          </table:table-cell>
          <table:table-cell table:style-name="Tabela2.D2" office:value-type="string">
            <text:p text:style-name="P9">Definir visão geral; Definir “desenvolver o plano de gerenciamento de projeto.”</text:p>
          </table:table-cell>
        </table:table-row>
        <table:table-row table:style-name="Tabela2.3">
          <table:table-cell table:style-name="Tabela2.A2" office:value-type="string">
            <text:p text:style-name="P32">2.0</text:p>
          </table:table-cell>
          <table:table-cell table:style-name="Tabela2.B3" office:value-type="string">
            <text:p text:style-name="P33">13/09/2016</text:p>
          </table:table-cell>
          <table:table-cell table:style-name="Tabela2.B3" office:value-type="string">
            <text:p text:style-name="P33">Noemi Pereira Scherer</text:p>
          </table:table-cell>
          <table:table-cell table:style-name="Tabela2.D2" office:value-type="string">
            <text:p text:style-name="P33">Coletas de requisitos em “escopo”</text:p>
          </table:table-cell>
        </table:table-row>
      </table:table>
      <text:h text:style-name="P12" text:outline-level="3"><text:span text:style-name="T2">1</text:span><text:span text:style-name="T1">.4.1</text:span>Desenvolver o plano de gerenciamento do projeto</text:h>
      <text:p text:style-name="P1"><text:tab/><text:span text:style-name="T5">O objetivo desse documento é definir, preparar, integrar e coordenar todas as etapas do plano de gerenciamento de projeto. Assim, será possível tomar conhecimento de todo o processo que será realizado para a produção de um serviço Web CVLattes.</text:span></text:p>
      <text:p text:style-name="P1"><text:tab/><text:span text:style-name="T5">Na saída, encontra-se um </text:span><text:span text:style-name="T6">link</text:span><text:span text:style-name="T5"> para o acesso do plano de gerenciamento de projeto, e na entrada está o </text:span><text:span text:style-name="T6">link</text:span><text:span text:style-name="T5"> de acesso para o termo de abertura do projeto. Ambos se encontram na mesma pasta do repositório, DocumentosProjeto. </text:span></text:p>
      <text:p text:style-name="P2"><text:span text:style-name="Strong_20_Emphasis"><text:span text:style-name="T1">Entrada</text:span></text:span><text:span text:style-name="T1">:Termo de Abertura do Projeto:</text:span><text:span text:style-name="T3"> </text:span><text:a xlink:type="simple" xlink:href="https://github.com/LLVN/Noemi/tree/master/DocumentosProjeto" text:style-name="Internet_20_link" text:visited-style-name="Visited_20_Internet_20_Link">https://github.com/LLVN/Noemi/tree/master/DocumentosProjeto</text:a><text:span text:style-name="T3"> </text:span></text:p>
      <text:p text:style-name="P1"><text:span text:style-name="Strong_20_Emphasis"><text:span text:style-name="T1">Saída</text:span></text:span><text:span text:style-name="T1">: Plano de Gerenciamento do Projeto:</text:span><text:span text:style-name="T3"> </text:span><text:a xlink:type="simple" xlink:href="https://github.com/LLVN/Noemi/tree/master/DocumentosProjeto" text:style-name="Internet_20_link" text:visited-style-name="Visited_20_Internet_20_Link">https://github.com/LLVN/Noemi/tree/master/DocumentosProjeto</text:a><text:span text:style-name="T3"> </text:span></text:p>
      <text:h text:style-name="P13" text:outline-level="3"><text:soft-page-break/><text:span text:style-name="T2">1</text:span><text:span text:style-name="T1">.4.2 </text:span><text:span text:style-name="Strong_20_Emphasis"><text:span text:style-name="T1">Definir o escopo do projeto</text:span></text:span></text:h>
      <text:h text:style-name="P11" text:outline-level="3"><text:s/><text:span text:style-name="T8">1. </text:span>Coleta de requisitos</text:h>
      <text:p text:style-name="P10">1.1 Levantamento de requisitos</text:p>
      <text:p text:style-name="Heading"><text:span text:style-name="T8">1.2 </text:span>Requisitos funcionais</text:p>
      <text:p text:style-name="P17"><text:span text:style-name="T9">RF. 1:</text:span><text:span text:style-name="T10"> Cadastro de Usuário.</text:span></text:p>
      <text:p text:style-name="P17">Descrição: Os usuários do sistema poderão efetuar seu cadastro on-line pelo site.</text:p>
      <text:p text:style-name="P17">Entrada: CPF, E-mail e senha.</text:p>
      <text:p text:style-name="P17">Processo: O cadastro será incluído no banco de dados.</text:p>
      <text:p text:style-name="P17">Saída: Mensagem de confirmação bem sucedido do cadastro caso tenha sido efetuado com sucesso, senão, mensagem de erro.</text:p>
      <text:p text:style-name="P17"/>
      <text:p text:style-name="P17"><text:span text:style-name="T9">RF. 2:</text:span><text:span text:style-name="T10"> Cadastro de Instituição.</text:span></text:p>
      <text:p text:style-name="P17">Descrição: As instituições de ensino podem efetuar seu cadastro on-line pelo site.</text:p>
      <text:p text:style-name="P17">Entrada: CNPJ, E-mail e senha.</text:p>
      <text:p text:style-name="P17">Processo: O cadastro será incluído no banco de dados.</text:p>
      <text:p text:style-name="P17">Saída: Mensagem de confirmação bem sucedido do cadastro caso tenha sido efetuado com sucesso, senão, mensagem de erro.</text:p>
      <text:p text:style-name="P17"/>
      <text:p text:style-name="P17"><text:span text:style-name="T9">RF. 3: </text:span><text:span text:style-name="T10">Alteração de Cadastrado de Usuário</text:span></text:p>
      <text:p text:style-name="P17">Descrição: O usuário informa o campo que ele deseja modificar, e realiza a alteração.</text:p>
      <text:p text:style-name="P17">Entrada: Campo desejado e o novo dado.</text:p>
      <text:p text:style-name="P17">Processo: Atualização do banco de dados.</text:p>
      <text:p text:style-name="P17">Saída: Mensagem de confirmação bem sucedido da modificação do cadastro caso tenha sido efetuado com sucesso, senão, mensagem de erro.</text:p>
      <text:p text:style-name="P17"/>
      <text:p text:style-name="P17"><text:span text:style-name="T9">RF. 3.1</text:span><text:span text:style-name="T10"> Alerta de alteração de Cadastro de Usuário</text:span></text:p>
      <text:p text:style-name="P17">Descrição: Assim que o usuário muda algum dado, este dado é classificado de acordo com palavras-chaves de interesse e um alerta é emitido via e-mail para outro usuário, que pré-estabeleceu suas palavras-chaves de interesse.</text:p>
      <text:p text:style-name="P17">Entrada: Palavra-Chave;</text:p>
      <text:p text:style-name="P17">Processo: Atualização do banco de dados.</text:p>
      <text:p text:style-name="P17">Saída: Mensagem de alerta via e-mail para usuários que pré-estabeleceram a mesma palavra-chave.</text:p>
      <text:p text:style-name="P17"><text:soft-page-break/></text:p>
      <text:p text:style-name="P17"><text:span text:style-name="T9">RF 4:</text:span><text:span text:style-name="T10"> Exclusão do Cadastro de Usuário</text:span></text:p>
      <text:p text:style-name="P17">Descrição: O moderador do site poderá excluir o cadastro dos usuários.</text:p>
      <text:p text:style-name="P17">Entrada: Nome de usuário e CPF</text:p>
      <text:p text:style-name="P17">Processo: O sistema verifica se o usuário é cadastrado, se for o usuário é excluído.</text:p>
      <text:p text:style-name="P17">Saída: Mensagem de confirmação bem sucedido da exclusão do cadastro caso tenha sido efetuado com sucesso, senão, mensagem de erro.</text:p>
      <text:p text:style-name="P17"/>
      <text:p text:style-name="P17"><text:span text:style-name="T9">RF. 5</text:span><text:span text:style-name="T10">: Inserção de Documentos</text:span></text:p>
      <text:p text:style-name="P17">Descrição: Os usuários cadastrados podem inserir documentos com suas descrições.</text:p>
      <text:p text:style-name="P17">Entrada: Informações Pessoais (Nome, Endereço Profissional, Endereço Pessoal); University Degrees (Nível de graduação, Ano de Graduação, Título da Monografia/Artigo, Palavra-Chave da Monografia/Artigo, Área de Monografia/Artigo, Orientador da Monografia/Artigo); Proficiência de Idioma (Idioma, Habilidade (reading, writing, speaking, comprehension), Nível de Habilidade (Bom, Razoável, Baixo); Produção Bibliográfica (Título do Artigo, Palavras-Chave do Artigo, Idioma do artigo, Ano do artigo).</text:p>
      <text:p text:style-name="P17">Processo: O sistema insere todos esses dados no banco de dados.</text:p>
      <text:p text:style-name="P17"/>
      <text:p text:style-name="P17"><text:span text:style-name="T9">RF.6:</text:span><text:span text:style-name="T10"> Alteração de Documento</text:span></text:p>
      <text:p text:style-name="P17">Descrição: O usuário pode fazer alguma alteração na descrição do documento.</text:p>
      <text:p text:style-name="P17">Entrada: Campo desejado e o novo dado.</text:p>
      <text:p text:style-name="P17">Processo: Atualização da descrição do documento no banco de dados.</text:p>
      <text:p text:style-name="P17">Saída: Mensagem de confirmação bem sucedido da modificação caso tenha sido efetuado com sucesso, senão, mensagem de erro.</text:p>
      <text:p text:style-name="P17"/>
      <text:p text:style-name="P17"><text:span text:style-name="T9">RF. 7:</text:span><text:span text:style-name="T10"> Exclusão de Documento</text:span></text:p>
      <text:p text:style-name="P17">Descrição: O moderador pode efetuar a exclusão de documentos.</text:p>
      <text:p text:style-name="P17">Entrada: Título</text:p>
      <text:p text:style-name="P17">Processo: O sistema busca o título no banco de dados, caso ele encontre ele exclui o documento.</text:p>
      <text:p text:style-name="P17">Saída: Mensagem de confirmação bem sucedido da exclusão do documento caso tenha sido efetuado com sucesso, senão, mensagem de erro.</text:p>
      <text:p text:style-name="P17"/>
      <text:p text:style-name="P17"><text:span text:style-name="T9">RF. 8:</text:span><text:span text:style-name="T10"> Consulta e Resgate de Documentos</text:span></text:p>
      <text:p text:style-name="P17">Descrição: O usuário pode buscar um determinado documento de sua escolha através de qualquer campo.</text:p>
      <text:p text:style-name="P17"><text:soft-page-break/>Entrada: Campo (autor, título, palavra-chave ou local de aplicação) ao qual o usuário deseja fazer a busca e o parâmetro de busca.</text:p>
      <text:p text:style-name="P17">Processo: O sistema busca os documentos referentes ao parâmetro de busca e retorna ao usuário.</text:p>
      <text:p text:style-name="P17">Saída: Os documentos referentes à busca e o link para se efetuar o download, senão mensagem de que não foi encontrado nenhum documento.</text:p>
      <text:p text:style-name="P17"/>
      <text:p text:style-name="P17"><text:span text:style-name="T9">RF.9: </text:span><text:span text:style-name="T10">Importação de dados provenientes de outras plataformas</text:span></text:p>
      <text:p text:style-name="P17">Descrição: Importar dados de outras plataformas as quais o usuário tenha cadastro</text:p>
      <text:p text:style-name="P17">Entrada: De uma seleção de plataformas já cadastradas ao sistema, o usuário informa a plataforma escolhida e seus dados de login. O sistema faz a conexão do seu banco com o do outro sistema e importa os dados.</text:p>
      <text:p text:style-name="P17">Saída: Dados provenientes de campos iguais do cadastro são importados.</text:p>
      <text:p text:style-name="P17"/>
      <text:p text:style-name="P17"><text:span text:style-name="T9">RF. 10:</text:span><text:span text:style-name="T10"> Geração de Relatórios</text:span></text:p>
      <text:p text:style-name="P17">Descrição: O sistema gera relatórios (resumo do currículo em pdf) para seus usuários, conforme solicitado.</text:p>
      <text:p text:style-name="P17">Entrada: Solicitação via cadastro</text:p>
      <text:p text:style-name="P17"><text:span text:style-name="T10">Saída: Relatório em formato de documento </text:span><text:span text:style-name="T7">pdf.</text:span></text:p>
      <text:p text:style-name="P17"><text:span text:style-name="T7"/></text:p>
      <text:p text:style-name="P17"><text:span text:style-name="T9">RF. 11: </text:span><text:span text:style-name="T10">Saída para outras fontes</text:span></text:p>
      <text:p text:style-name="P17">Descrição: Da mesma forma, que importamos dados de outros sistemas, temos a abertura de enviar dados a estes outros sistemas.</text:p>
      <text:p text:style-name="P17">Entrada: Solicitação externa de sistemas pré-cadastrados</text:p>
      <text:p text:style-name="P17">Saída: Dados de campos iguais em formato txt.</text:p>
      <text:p text:style-name="P30"><text:span text:style-name="Strong_20_Emphasis">Finalidade</text:span>:</text:p>
      <text:p text:style-name="P30"><text:span text:style-name="Strong_20_Emphasis">Entrada</text:span>: <text:s/><text:span text:style-name="T1">Termo de Abertura do Projeto:</text:span><text:span text:style-name="T3"> </text:span><text:a xlink:type="simple" xlink:href="https://github.com/LLVN/Noemi/tree/master/DocumentosProjeto" text:style-name="Internet_20_link" text:visited-style-name="Visited_20_Internet_20_Link">https://github.com/LLVN/Noemi/tree/master/DocumentosProjeto</text:a></text:p>
      <text:p text:style-name="P30"><text:span text:style-name="Strong_20_Emphasis">Saída</text:span>:</text:p>
      <text:list xml:id="list4224339023604161327" text:style-name="L9">
        <text:list-item>
          <text:p text:style-name="P24"><text:tab/><text:span text:style-name="T11">Declaração de escopo: </text:span><text:a xlink:type="simple" xlink:href="https://github.com/LLVN/Noemi/tree/master/DocumentosProjeto" text:style-name="Internet_20_link" text:visited-style-name="Visited_20_Internet_20_Link"><text:span text:style-name="T11">https://github.com/LLVN/Noemi/tree/master/DocumentosProjeto</text:span></text:a></text:p>
        </text:list-item>
        <text:list-item>
          <text:p text:style-name="P29"><text:span text:style-name="Strong_20_Emphasis"><text:span text:style-name="Strong_20_Emphasis"><text:span text:style-name="T12">Modelo EAP: </text:span></text:span></text:span><text:a xlink:type="simple" xlink:href="https://github.com/LLVN/Noemi/tree/master/DocumentosProjeto" text:style-name="Internet_20_link" text:visited-style-name="Visited_20_Internet_20_Link"><text:span text:style-name="Strong_20_Emphasis"><text:span text:style-name="Strong_20_Emphasis"><text:span text:style-name="T12">https://github.com/LLVN/Noemi/tree/master/DocumentosProjeto</text:span></text:span></text:span></text:a><text:span text:style-name="Strong_20_Emphasis"><text:span text:style-name="Strong_20_Emphasis"><text:span text:style-name="T12"> </text:span></text:span></text:span><text:span text:style-name="Strong_20_Emphasis"><text:s/></text:span></text:p>
        </text:list-item>
      </text:list>
      <text:h text:style-name="P13" text:outline-level="3" text:is-list-header="true"><text:span text:style-name="T2">1</text:span><text:span text:style-name="T1">.4.3Planejar o gerenciamento da qualidade (8.1-PMBOK)</text:span></text:h>
      <text:list xml:id="list3699920326773385087" text:style-name="L3">
        <text:list-header>
          <text:p text:style-name="P25"/>
        </text:list-header>
      </text:list>
      <table:table table:name="Tabela1" table:style-name="Tabela1">
        <table:table-column table:style-name="Tabela1.A"/>
        <table:table-column table:style-name="Tabela1.B"/>
        <table:table-column table:style-name="Tabela1.C"/>
        <text:soft-page-break/>
        <table:table-row>
          <table:table-cell table:style-name="Tabela1.A1" office:value-type="string">
            <text:p text:style-name="P4">Tipos de critério</text:p>
          </table:table-cell>
          <table:table-cell table:style-name="Tabela1.B1" office:value-type="string">
            <text:p text:style-name="P4">Aplica para</text:p>
          </table:table-cell>
          <table:table-cell table:style-name="Tabela1.C1" office:value-type="string">
            <text:p text:style-name="P4">Descrição</text:p>
          </table:table-cell>
        </table:table-row>
        <table:table-row>
          <table:table-cell table:style-name="Tabela1.A2" office:value-type="string">
            <text:p text:style-name="P4">Critérios de aceitação</text:p>
          </table:table-cell>
          <table:table-cell table:style-name="Tabela1.B2" office:value-type="string">
            <text:p text:style-name="P4">Entregas e Projeto</text:p>
          </table:table-cell>
          <table:table-cell table:style-name="Tabela1.C2" office:value-type="string">
            <text:p text:style-name="P4">Define os critérios que serão usados para aprovar ou não a entrega. Podem ser entregas, aprovações ou eventos que devem ocorrer antes de sua conclusão.</text:p>
          </table:table-cell>
        </table:table-row>
        <table:table-row>
          <table:table-cell table:style-name="Tabela1.A3" office:value-type="string">
            <text:p text:style-name="P4">Pré-requisitos ou Dependências</text:p>
          </table:table-cell>
          <table:table-cell table:style-name="Tabela1.B3" office:value-type="string">
            <text:p text:style-name="P4">Atividades,  Entregas e Fases</text:p>
          </table:table-cell>
          <table:table-cell table:style-name="Tabela1.C3" office:value-type="string">
            <text:p text:style-name="P4">Define os pré-requisitos que devem estar disponíveis antes do início da atividade (materiais, pessoal, aprovações)</text:p>
          </table:table-cell>
        </table:table-row>
      </table:table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Finalidade</text:span></text:span><text:span text:style-name="T1">: Identificar os requisitos e padrões de qualidade do projeto e suas entregas e documentar como será verificado a conformidade dos mesmos.</text:span></text:p>
      <text:p text:style-name="P1"><text:span text:style-name="Strong_20_Emphasis"><text:span text:style-name="T1">Entrada</text:span></text:span><text:span text:style-name="T1">:</text:span></text:p>
      <text:list xml:id="list6880560776138052994" text:style-name="L4">
        <text:list-header>
          <text:p text:style-name="P20"/>
        </text:list-header>
      </text:list>
      <text:p text:style-name="P1"><text:span text:style-name="Strong_20_Emphasis"><text:span text:style-name="T1">Saída</text:span></text:span><text:span text:style-name="T1">:</text:span></text:p>
      <text:list xml:id="list2654174033938096757" text:style-name="L5">
        <text:list-item>
          <text:p text:style-name="P26">Plano de gerenciamento da qualidade Ou seção de qualidade no plano de projeto. </text:p>
        </text:list-item>
      </text:list>
      <text:h text:style-name="P14" text:outline-level="3"/>
      <text:h text:style-name="P13" text:outline-level="3"><text:span text:style-name="T2">1</text:span><text:span text:style-name="T1">.4.</text:span><text:span text:style-name="T2">4</text:span><text:span text:style-name="Strong_20_Emphasis"><text:span text:style-name="T1">Criar o cronograma e o orçamento do projeto</text:span></text:span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3"/>
      <text:p text:style-name="P1"><text:span text:style-name="Strong_20_Emphasis"><text:span text:style-name="T1">Finalidade</text:span></text:span><text:span text:style-name="T1">: Detalhar para cada pacote de trabalho, suas atividades. Para cada atividade definida, seus recursos necessários e duração prevista.</text:span></text:p>
      <text:p text:style-name="P1"><text:span text:style-name="Strong_20_Emphasis"><text:span text:style-name="T1">Entrada</text:span></text:span><text:span text:style-name="T1">:</text:span></text:p>
      <text:p text:style-name="P1"><text:span text:style-name="Strong_20_Emphasis"><text:span text:style-name="T1">Saída</text:span></text:span><text:span text:style-name="T1">:</text:span></text:p>
      <text:list xml:id="list1522882414900824034" text:style-name="L6">
        <text:list-item>
          <text:p text:style-name="P21">Cronograma. </text:p>
        </text:list-item>
        <text:list-item>
          <text:p text:style-name="P27">Orçamento. </text:p>
        </text:list-item>
      </text:list>
      <text:h text:style-name="P14" text:outline-level="3" text:is-list-header="true"/>
      <text:h text:style-name="P13" text:outline-level="3"><text:span text:style-name="T2">1</text:span><text:span text:style-name="T1">.4.</text:span><text:span text:style-name="T2">5</text:span><text:a xlink:type="simple" xlink:href="http://escritoriodeprojetos.com.br/planejar-o-gerenciamento-das-comunicacoes" text:style-name="Internet_20_link" text:visited-style-name="Visited_20_Internet_20_Link"><text:span text:style-name="T1">Planejar o gerenciamento das comunicações (10.1-PMBOK)</text:span></text:a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1"><text:soft-page-break/><text:span text:style-name="Strong_20_Emphasis"><text:span text:style-name="T1"/></text:span></text:p>
      <text:p text:style-name="P1"><text:span text:style-name="Strong_20_Emphasis"><text:span text:style-name="T1">Finalidade</text:span></text:span><text:span text:style-name="T1">: Determinar as necessidades de informação das partes interessadas no projeto e definir quem irá gerá-la e quem irá recebê-la, quando e como será comunicada.</text:span></text:p>
      <text:p text:style-name="P1"><text:span text:style-name="Strong_20_Emphasis"><text:span text:style-name="T1">Entrada</text:span></text:span><text:span text:style-name="T1">:</text:span></text:p>
      <text:list xml:id="list4674982320316135172" text:style-name="L7">
        <text:list-header>
          <text:p text:style-name="P22"/>
        </text:list-header>
      </text:list>
      <text:p text:style-name="P1"><text:span text:style-name="Strong_20_Emphasis"><text:span text:style-name="T1">Saída</text:span></text:span><text:span text:style-name="T1">: Plano de gerenciamento das comunicações ou Seção do plano de projeto atualizada.</text:span></text:p>
      <text:h text:style-name="P14" text:outline-level="3"/>
      <text:h text:style-name="P13" text:outline-level="3"><text:span text:style-name="T2">1</text:span><text:span text:style-name="T1">.4.</text:span><text:span text:style-name="T2">6</text:span><text:span text:style-name="Strong_20_Emphasis"><text:span text:style-name="T1">Analisar os riscos</text:span></text:span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3"/>
      <text:p text:style-name="P1"><text:span text:style-name="Strong_20_Emphasis"><text:span text:style-name="T1">Finalidade</text:span></text:span><text:span text:style-name="T1">:</text:span></text:p>
      <text:list xml:id="list4932299070198150025" text:style-name="L8">
        <text:list-item>
          <text:p text:style-name="P23">Aumentar a probabilidade e o impacto dos eventos positivos e </text:p>
        </text:list-item>
        <text:list-item>
          <text:p text:style-name="P28">Diminuir a probabilidade e o impacto dos eventos adversos ao projeto. </text:p>
        </text:list-item>
      </text:list>
      <text:p text:style-name="P1"><text:span text:style-name="Strong_20_Emphasis"><text:span text:style-name="T1">Entrada</text:span></text:span><text:span text:style-name="T1">:</text:span></text:p>
      <text:p text:style-name="P1"><text:span text:style-name="Strong_20_Emphasis"><text:span text:style-name="T1">Saída</text:span></text:span><text:span text:style-name="T1">:</text:span></text:p>
      <text:p text:style-name="P1"><text:a xlink:type="simple" xlink:href="http://escritoriodeprojetos.com.br/component/jdownloads/send/8-modelos/6-plano-de-gerenciamento-dos-riscos" text:style-name="Internet_20_link" text:visited-style-name="Visited_20_Internet_20_Link"><text:span text:style-name="T1">Plano complementar de riscos</text:span></text:a></text:p>
      <text:h text:style-name="P14" text:outline-level="3"/>
      <text:h text:style-name="P13" text:outline-level="3"><text:span text:style-name="T2">1</text:span><text:span text:style-name="T1">.4.</text:span><text:span text:style-name="T2">7</text:span><text:span text:style-name="Strong_20_Emphasis"><text:span text:style-name="T1">Determinar o controle integrado de mudanças</text:span></text:span></text:h>
      <text:p text:style-name="P1"><text:span text:style-name="Strong_20_Emphasis"><text:span text:style-name="T1">Ferramenta</text:span></text:span><text:span text:style-name="T1">: Sistema de gestão de configuração com controle integrado de mudanças.</text:span></text:p>
      <text:p text:style-name="P1"><text:span text:style-name="Strong_20_Emphasis"><text:span text:style-name="T1">CheckList</text:span></text:span></text:p>
      <text:p text:style-name="P3"/>
      <text:h text:style-name="P31" text:outline-level="2"><text:span text:style-name="T2">1</text:span><text:span text:style-name="T1">.5</text:span><text:span text:style-name="Strong_20_Emphasis"><text:span text:style-name="T1">Saída</text:span></text:span></text:h>
      <text:h text:style-name="P15" text:outline-level="3"><text:span text:style-name="T2">1</text:span><text:span text:style-name="T1">.5.1</text:span><text:span text:style-name="Strong_20_Emphasis"><text:span text:style-name="T1">Plano de projeto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5:11:47.569622531</meta:creation-date>
    <dc:date>2016-09-13T14:24:29.727295386</dc:date>
    <meta:editing-duration>PT45M14S</meta:editing-duration>
    <meta:editing-cycles>11</meta:editing-cycles>
    <meta:generator>LibreOffice/5.1.4.2$Linux_X86_64 LibreOffice_project/10m0$Build-2</meta:generator>
    <meta:document-statistic meta:table-count="2" meta:image-count="0" meta:object-count="0" meta:page-count="6" meta:paragraph-count="133" meta:word-count="1187" meta:character-count="8101" meta:non-whitespace-character-count="7037"/>
  </office:meta>
</office:document-meta>
</file>